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nimbus mono l'" svg:font-family="''nimbus mono l''"/>
    <style:font-face style:name="'times new roman'" svg:font-family="''times new roman''"/>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list-style-name="L1">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font-name="Liberation Serif" fo:font-size="10pt" style:font-size-asian="10pt" style:font-size-complex="10pt"/>
    </style:style>
    <style:style style:name="P9" style:family="paragraph" style:parent-style-name="Standard" style:list-style-name="L2">
      <style:paragraph-properties fo:text-align="justify" style:justify-single-word="false"/>
      <style:text-properties style:font-name="Liberation Serif" fo:font-size="10pt" style:font-size-asian="10pt" style:font-size-complex="10pt"/>
    </style:style>
    <style:style style:name="P10" style:family="paragraph" style:parent-style-name="Standard" style:list-style-name="L2">
      <style:paragraph-properties fo:text-align="justify" style:justify-single-word="false"/>
      <style:text-properties style:font-name="Liberation Serif"/>
    </style:style>
    <style:style style:name="P11" style:family="paragraph" style:parent-style-name="Standard">
      <style:paragraph-properties fo:text-align="justify" style:justify-single-word="false"/>
      <style:text-properties style:font-name="'nimbus mono l'" fo:font-size="12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style:font-name="Nimbus Mono L" fo:font-size="12pt" style:font-size-asian="12pt" style:font-size-complex="12pt"/>
    </style:style>
    <style:style style:name="P13" style:family="paragraph" style:parent-style-name="Standard">
      <style:paragraph-properties fo:text-align="justify" style:justify-single-word="false"/>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0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tyle="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size-asian="10pt" style:font-style-asian="normal" style:font-weight-asian="normal" style:font-size-complex="10pt" style:font-style-complex="normal" style:font-weight-complex="normal"/>
    </style:style>
    <style:style style:name="T6" style:family="text">
      <style:text-properties fo:font-weight="normal"/>
    </style:style>
    <style:style style:name="T7" style:family="text">
      <style:text-properties style:font-size-asian="10pt"/>
    </style:style>
    <style:style style:name="T8" style:family="text">
      <style:text-properties style:font-style-asian="normal"/>
    </style:style>
    <style:style style:name="T9" style:family="text">
      <style:text-properties style:font-weight-asian="normal"/>
    </style:style>
    <style:style style:name="T10" style:family="text">
      <style:text-properties style:font-size-complex="10pt"/>
    </style:style>
    <style:style style:name="T11" style:family="text">
      <style:text-properties style:font-style-complex="normal"/>
    </style:style>
    <style:style style:name="T12" style:family="text">
      <style:text-properties style:font-weight-complex="normal"/>
    </style:style>
    <style:style style:name="T13" style:family="text">
      <style:text-properties style:font-name="Liberation Serif"/>
    </style:style>
    <style:style style:name="T14" style:family="text">
      <style:text-properties style:font-name="Liberation Serif" fo:font-size="10pt"/>
    </style:style>
    <style:style style:name="T15" style:family="text">
      <style:text-properties style:font-name="'nimbus mono l'" fo:font-size="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CE 477 Lab 5 – Tool Chain Building</text:p>
      <text:p text:style-name="P3">Cameron McGary, Joel Castro (rawr!)</text:p>
      <text:p text:style-name="P3"/>
      <text:p text:style-name="P4">Introduction</text:p>
      <text:p text:style-name="P1"/>
      <text:p text:style-name="P1">Build the development tools for the AVR using the instructions on the course web site. The idea is to have a completed tool-chain when it is finished so that we can write C programs for the AVR Mega 8/48/88 micro-controllers. The secondary part of the lab is to build a tool-chain to compile C onto another platform. We chose the Motorola 68HC11. Most of this procedure is gathering and compiling files correctly, so the usual sections on software operation and style/readability are omitted. Instead, the guide used for part B is attached.</text:p>
      <text:p text:style-name="P1"/>
      <text:p text:style-name="P1"/>
      <text:list xml:id="list1916667031" text:style-name="L1">
        <text:list-header>
          <text:p text:style-name="P6"/>
        </text:list-header>
      </text:list>
      <text:p text:style-name="P4">Synopsis (A):</text:p>
      <text:p text:style-name="P4"/>
      <text:p text:style-name="P1">The process for this week's lab was very simple and very straightforward. All that was required was to download the proper files for the AVRs and then compile and install all the appropriate parts so that we can begin programming and using the <text:span text:style-name="T13">AVR chips for many useful applications. <text:s/>We <text:s/>are assuming that we will be using this setup to construct C programs that will be used for the AVR. While we initially desired to program an AVR chip for the part be, we were not able to do this since the chips were not readily available. Regardless, the rest of this section is essentially a step-by-step process and possible some explanation for what we did <text:s/>to get the AVR programming started. </text:span></text:p>
      <text:p text:style-name="P1"><text:span text:style-name="T13"/></text:p>
      <text:p text:style-name="P7"><text:tab/>The first step as always is to acquire the necessary components. This included the following list</text:p>
      <text:list xml:id="list334018500" text:style-name="L2">
        <text:list-item>
          <text:p text:style-name="P10"><text:span text:style-name="T2">BIN utilities : <text:tab/>binutils-2.19.1.tar.gz </text:span></text:p>
        </text:list-item>
        <text:list-item>
          <text:p text:style-name="P10"><text:span text:style-name="T2">Compiler: <text:tab/>gcc-core-4.3.3.tar.gz</text:span></text:p>
        </text:list-item>
        <text:list-item>
          <text:p text:style-name="P9"><text:span text:style-name="T4">C Library: <text:tab/>avr-libc-1.6.6.tar.bz2</text:span></text:p>
        </text:list-item>
        <text:list-item>
          <text:p text:style-name="P9"><text:span text:style-name="T4">AVR convert:<text:tab/> avrdude-5.6.tar.gz</text:span></text:p>
        </text:list-item>
      </text:list>
      <text:p text:style-name="P8"><text:span text:style-name="T4">These files were obviously archives and the files need to be extracted. This is where the AVR-build directory cam in handy. This directory held all necessary files for building the components needed for programming. The files were downloaded for the site and extracted in this main directory. On the lines of directories, the other created directory was AVR and this is were the final product would be stored. This file in turn was saved to the home directory for easy access. <text:s/>Other directories involved were a binutils-build/ , a avrdude-build/ , and a gcc-build/. Each of these were created in the AVR-build directory were they would store all the intermediate data need for construct the AVR file and the INSTALL. <text:s/>Once extracted into their own directories, the directory looked like below:</text:span></text:p>
      <text:p text:style-name="P8"><text:span text:style-name="T4"/></text:p>
      <text:p text:style-name="P12"><text:span text:style-name="T4">einstein:~/AVR-build&gt; ls</text:span></text:p>
      <text:p text:style-name="P12"><text:span text:style-name="T4">avrdude-5.6/<text:tab/><text:tab/>binutils-2.19.1/<text:tab/>gcc-build/</text:span></text:p>
      <text:p text:style-name="P12"><text:span text:style-name="T4">avrdude-5.6.tar.gz<text:tab/>binutils-2.19.1.tar.gz<text:tab/>gcc-core-4.3.3.tar.gz</text:span></text:p>
      <text:p text:style-name="P12"><text:span text:style-name="T4">avr-libc-1.6.6/<text:tab/><text:tab/>binutils-build/</text:span></text:p>
      <text:p text:style-name="P12"><text:span text:style-name="T4">avr-libc-1.6.6.tar.bz2<text:tab/>gcc-4.3.3/</text:span></text:p>
      <text:p text:style-name="P8"><text:span text:style-name="T4"/></text:p>
      <text:p text:style-name="P8"><text:span text:style-name="T4">We went through and installed all the parts in a certain order following the instructions given. The first one taken care of was the BIN utilities since these are necessary to get the AVR directory setup and get basic commands to be able to use the compiler on the terminal's command line. This was a simple process. The first step is to configure the makefile for installation. This is done by the command: </text:span></text:p>
      <text:p text:style-name="P8"><text:span text:style-name="T4"/></text:p>
      <text:p text:style-name="P11">../binutils-2.19.1/configure --prefix=$HOME/AVR –target=avr</text:p>
      <text:p text:style-name="P11"/>
      <text:p text:style-name="P7">This <text:s/>command was done in the binutils-build folder hence the ../binutils-2.19.1 : to go to the previous directory, and go to the directory binutils-2.19.1/. Configure is the make of the file that configures the install. The flag- - prefix=$HOME/AVR sets the prefix of all files created to be saved ion this directory. The flag - - target=avr specifies the particular directory in the main directory declared in the prefix flag. This was simple and produced no errors. The next step was to make a proper install for our particular machine. The <text:s/>command for this was: </text:p>
      <text:p text:style-name="P11"><text:soft-page-break/>make -j3</text:p>
      <text:p text:style-name="P11"><text:span text:style-name="T5"/></text:p>
      <text:p text:style-name="P7">This essentially created the files and INSTALL <text:s/>for installing the utilities. The flag -j3 is to set how many instances the compiler can be running on different source files. This value is determined usually by taking the number of cores or cpus the </text:p>
      <text:p text:style-name="P7"><text:span text:style-name="T5">computer that this is being installed on has and then <text:s/>incrementing by one. We assumed</text:span><text:span text:style-name="T5"> that leaving the command at 3 was suitable. Finally the files created are installed in the directory specified in the configure with the command: </text:span></text:p>
      <text:p text:style-name="P7"/>
      <text:p text:style-name="P11">make install</text:p>
      <text:p text:style-name="P11"/>
      <text:p text:style-name="P7">Verification of this process can be seen below when we list the children directories in the AVR directory.</text:p>
      <text:p text:style-name="P7"/>
      <text:p text:style-name="P13">einstein:~/AVR&gt; ls</text:p>
      <text:p text:style-name="P13">avr/ <text:s/>bin/ <text:s/>etc/ <text:s/>include/ <text:s/>info/ <text:s/>lib/ <text:s/>man/ <text:s/>share/</text:p>
      <text:p text:style-name="P7"/>
      <text:p text:style-name="P7">The end results <text:s/>are as expected. An extra step is to set the PATH variable to the folder containing our AVR Tools. </text:p>
      <text:p text:style-name="P7"/>
      <text:p text:style-name="P11">export PATH=$HOME/AVR/bin:$PATH</text:p>
      <text:p text:style-name="P7"/>
      <text:p text:style-name="P7">The previous command should have added the directory $HOME/AVR/bin as another directory to use commands from. Alternatively, we could have opened the hidden file .tcshrc or .bashrc in our home directory and manually added it in the path= section of the file. Proof of this working is done by starting to type an AVR command for the tools and pressing tab to see what it gives for possibilities.</text:p>
      <text:p text:style-name="P7"/>
      <text:p text:style-name="P7"><text:tab/>For the GCC build we must go to the build directory for gcc and run another configure. <text:s/>This was done by the command: </text:p>
      <text:p text:style-name="P7"/>
      <text:p text:style-name="P7"><text:span text:style-name="T15">../gcc-4.3.3/configure --disable-libssp --disable-nls --enable-languages=c --prefix=$HOME/AVR --target=avr</text:span></text:p>
      <text:p text:style-name="P7"/>
      <text:p text:style-name="P7">- - disable-libssp does not create a libssp directory. Though we <text:s/>are unsure of the use of a libssp directory or what goes in it., we found out that not disabling it produces unwanted errors. We also disabled the nls though we are unsure why. Of course, we want to be able to use C so we definitely enable <text:s/>this. The same as previous is true for the prefix and target. This however produces an error and that is our mpfr is not at the level required. We need it to be above a 2.3.0 <text:s/>so we went and downloaded the source code for this in another build directory, extracted it and used the following commands to get it installed which are fairly similar to the previous commands.</text:p>
      <text:p text:style-name="P7"/>
      <text:p text:style-name="P11">../binutils-2.4.2/configure --prefix=$HOME/AVR –target=avr</text:p>
      <text:p text:style-name="P11">make -j3</text:p>
      <text:p text:style-name="P11">make install</text:p>
      <text:p text:style-name="P7"/>
      <text:p text:style-name="P7">These had undecipherable output to the standard out but we had no error which was critical. We went back to the gcc-build and tried to run configure again. This did not work. After finding the file and then opening it in VIM, we searched for mpfr and found some nice commenting that said we could set the file directories or go without:</text:p>
      <text:p text:style-name="P7"/>
      <text:p text:style-name="P7"><text:s text:c="2"/>--with-PACKAGE[=ARG] <text:s text:c="3"/>use PACKAGE [ARG=yes]</text:p>
      <text:p text:style-name="P7"><text:s text:c="2"/>--without-PACKAGE <text:s text:c="6"/>do not use PACKAGE (same as --with-PACKAGE=no)</text:p>
      <text:p text:style-name="P7"><text:s text:c="2"/>--with-build-libsubdir=DIR <text:s/>Directory where to find libraries for build system</text:p>
      <text:p text:style-name="P7"><text:s text:c="2"/>--with-mpfr-dir=PATH <text:s text:c="3"/>this option has been REMOVED</text:p>
      <text:p text:style-name="P7"><text:s text:c="2"/>--with-mpfr=PATH <text:s text:c="7"/>specify prefix directory for installed MPFR package.</text:p>
      <text:p text:style-name="P7"><text:s text:c="26"/>Equivalent to --with-mpfr-include=PATH/include</text:p>
      <text:p text:style-name="P7"><text:s text:c="26"/>plus --with-mpfr-lib=PATH/lib</text:p>
      <text:p text:style-name="P7"><text:s text:c="2"/>--with-mpfr-include=PATH</text:p>
      <text:p text:style-name="P7"><text:s text:c="26"/>specify directory for installed MPFR include files</text:p>
      <text:p text:style-name="P7"><text:s text:c="2"/>--with-mpfr-lib=PATH <text:s text:c="3"/>specify directory for the installed MPFR library</text:p>
      <text:p text:style-name="P7"><text:s text:c="2"/>--with-gmp-dir=PATH <text:s text:c="4"/>this option has been REMOVED</text:p>
      <text:p text:style-name="P7"><text:s text:c="2"/>--with-gmp=PATH <text:s text:c="8"/>specify prefix directory for the installed GM</text:p>
      <text:p text:style-name="P7"/>
      <text:p text:style-name="P7"><text:soft-page-break/>We tried to set the paths for - -with-mpfr=PATH to the mpfr-build directory but this did not work. After trying to use --without-PACKAGE <text:s/>and failing again, we sought assistance and found out that we needed to use the</text:p>
      <text:p text:style-name="P7"><text:s/>--with-mpfr-include=PATH and the <text:s/>--with-mpfr-lib=PATH flags because our library was in the AVR directory and out mpfr includes were in the mpfr-build directory. Once we used these flags, the configure worked as did the make -j3 and make install. The </text:p>
      <text:p text:style-name="P7"/>
      <text:p text:style-name="P7"><text:tab/>The inclusion of the avr-libc-1.6.6 went flawlessly as did the avrdude5.6. These operations were just like the installs of the binutils. <text:s/>We ran a test code attached to see of it would compile and it did using the following command modeled after the example.:</text:p>
      <text:p text:style-name="P7"/>
      <text:p text:style-name="P11">avr-gcc -mmcu=atmega8 avrteat.c <text:span text:style-name="T14">// This was supposed to be called avrtest but typo-ed.</text:span></text:p>
      <text:p text:style-name="P7"/>
      <text:p text:style-name="P1">Overall the building of the tool chain made sense and could easily be replicated given the instructions or without. A key note on the configuring is to read the configure files to see what can be configured and how. </text:p>
      <text:p text:style-name="P1"/>
      <text:p text:style-name="P1"/>
      <text:p text:style-name="P4">Synopsis(B):</text:p>
      <text:p text:style-name="P1"/>
      <text:p text:style-name="P1">We chose to build a tool chain for the Motorola 68HC11 because we have done assembly programming on it in the past and figured it would be an interesting step to go to C and see how well that translates to this chip. The M68HC11 has fairly few hardware registers, so some considerations may have to be made in variable storage, operations, etc.</text:p>
      <text:p text:style-name="P1">The M68HC11 tools include a compiler, linker and the GNU debugger package for the M68HC11. C and C++ are supported by this tool chain. The source files are quite old, but the 68HC11 chip is old as well. The way we set it up, it enables support for C and C++, although the compiler may not work entirely with C++. Other languages are supported on this chip, but for the purpose of this build they were not included. The instructions used to build the tool chain from source are attached.</text:p>
      <text:p text:style-name="P1"><text:tab/>We had no trouble with the binutils for the HC11 and no problems with the gcc anymore. We also had to install the GDB for this as instructed but this produced no errors as well. The rest went fairly well. The steps to finish the installation of the 68HC11 build were near identical to those for the AVRs. The only real difference was the use of patch to “patch in” the components of the 68HC11 and the inclusion of GDB (always nice to have a debugger). The Order was identical as well. You need to have the binutils created first to setup your AVR of HC11 files and then you add the compiler plus the libraries (make sure to enable C and/or C++)., and alternatively add the debugger and programmer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 mono l'" svg:font-family="''nimbus mono l''"/>
    <style:font-face style:name="'times new roman'" svg:font-family="''times new roman''"/>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meron Mcgary</meta:initial-creator>
    <meta:creation-date>2010-02-05T15:28:00</meta:creation-date>
    <dc:date>2010-02-26T15:54:51</dc:date>
    <dc:creator>Joel Castro</dc:creator>
    <meta:editing-duration>PT07H47M50S</meta:editing-duration>
    <meta:editing-cycles>47</meta:editing-cycles>
    <meta:generator>OpenOffice.org/3.1$Linux OpenOffice.org_project/310m19$Build-9420</meta:generator>
    <meta:printed-by>Joel Castro</meta:printed-by>
    <meta:print-date>2010-02-26T15:49:38</meta:print-date>
    <meta:document-statistic meta:table-count="0" meta:image-count="0" meta:object-count="0" meta:page-count="3" meta:paragraph-count="58" meta:word-count="1562" meta:character-count="9478"/>
  </office:meta>
</office:document-meta>
</file>